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publier-le-code"/>Publier le code<text:bookmark-end text:name="publier-le-code"/></text:h>
      <text:p text:style-name="First_20_paragraph">En théorie, sur une forge, le code peut être publié (au sens où le repository est rendu public) à partir de la première ligne. Les pratiques diffèrent beaucoup parmi les communautés de recherche à ce niveau. Disons qu’il est utile de rendre votre repository public à partir du moment où vous souhaitez un regard extérieur sans forcément solliciter des personnes en particulier (à qui vous auriez à donner des droits d’accès). Un code publié sur une forge peut faire l’objet de commentaires ou de rapports de bugs par des inconnus, ce qui vous permet aussi de l’améliorer et d’avancer dans son développement (si toutefois les demandes vont dans le sens de vos projets.)</text:p>
      <text:h text:style-name="Heading_20_2" text:outline-level="2"><text:bookmark-start text:name="depuis-la-forge"/>depuis la forge<text:bookmark-end text:name="depuis-la-forge"/></text:h>
      <text:p text:style-name="First_20_paragraph">On peut rendre le repository public s’il ne l’était pas au départ afin qu’il devienne accessible à tous les internautes. Si le fichier README est assez détaillé, cela facilitera la prise en main et l’appropriation du logiciel par la communauté. Bien entendu, il est important de faire un lien depuis le manuscrit de la publication vers la forge où se trouve le code, dès lors que celui-ci est public.</text:p>
      <text:p text:style-name="Text_20_body">Certains établissements qui disposent d’une forge propre font une sélection au sein de cette forge des logiciels qui y ont été développés et sont cités dans des publications. Si c’est le cas du vôtre, vous pouvez prendre contact avec le service qui gère cette forge (direction de la recherche ou des services informatiques de l’université ou votre laboratoire, et signalez-leur votre repository, cela lui donnera de l’importance dans la Forge pour les autres utilisateurs.)</text:p>
      <text:h text:style-name="Heading_20_2" text:outline-level="2"><text:bookmark-start text:name="rendre-visible-le-code-sur-software-heritage"/>rendre visible le code sur Software Heritage<text:bookmark-end text:name="rendre-visible-le-code-sur-software-heritage"/></text:h>
      <text:p text:style-name="First_20_paragraph">La forge n’est pas l’endroit idéal pour archiver du code source. Pour cela, préférez un entrepôt dédié, <text:a xlink:type="simple" xlink:href="../publier.md" office:name=""><text:span text:style-name="Definition">l’archive de Software Heritage</text:span></text:a>.</text:p>
      <text:h text:style-name="Heading_20_2" text:outline-level="2"><text:bookmark-start text:name="références"/>Références<text:bookmark-end text:name="réfé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
    <dc:description/>
    <dc:subject/>
    <meta:keyword/>
    <meta:initial-creator/>
    <dc:creator/>
    <meta:creation-date>2025-03-27T08:29:14Z</meta:creation-date>
    <dc:date>2025-03-27T08:29:14Z</dc:date>
  </office:meta>
</office:document-meta>
</file>